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.3cm" svg:y="4.6cm">
          <draw:text-box>
            <text:p><text:span text:style-name="T1">i</text:span></text:p>
          </draw:text-box>
        </draw:frame>
        <draw:frame draw:style-name="gr3" draw:text-style-name="P2" draw:layer="layout" svg:width="15.491cm" svg:height="8.691cm" svg:x="0.009cm" svg:y="0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44:50.650555305</dc:date>
    <meta:editing-duration>PT3M15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92cm" svg:height="8.692cm" xlink:href="." xlink:type="simple" chart:class="chart:scatter" chart:style-name="ch1">
        <chart:plot-area chart:style-name="ch2" chart:data-source-has-labels="both" svg:x="0.309cm" svg:y="0.173cm" svg:width="14.874cm" svg:height="8.346cm">
          <chartooo:coordinate-region svg:x="0.851cm" svg:y="0.372cm" svg:width="14.238cm" svg:height="7.94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